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draw:stroke="none" svg:stroke-color="#000000" draw:fill="none" draw:fill-color="#ffffff" fo:min-height="0.51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25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fo:min-height="1.695cm"/>
    </style:style>
    <style:style style:name="gr21" style:family="graphic" style:parent-style-name="standard">
      <style:graphic-properties draw:stroke="none" svg:stroke-color="#000000" draw:fill="none" draw:fill-color="#ffffff" fo:min-height="1.115cm"/>
    </style:style>
    <style:style style:name="gr22" style:family="graphic" style:parent-style-name="objectwithoutfill">
      <style:graphic-properties draw:stroke="dash" draw:stroke-dash="Fine_20_Dashed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62cm"/>
    </style:style>
    <style:style style:name="gr24" style:family="graphic" style:parent-style-name="standard">
      <style:graphic-properties draw:stroke="none" svg:stroke-color="#000000" draw:fill="none" draw:fill-color="#ffffff" fo:min-height="1.696cm"/>
    </style:style>
    <style:style style:name="gr25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Объект_20_без_20_заливки_20_и_20_линий">
      <style:graphic-properties draw:textarea-vertical-align="middle" draw:ole-draw-aspect="1"/>
    </style:style>
    <style:style style:name="gr32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33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4" style:family="graphic" style:parent-style-name="standard">
      <style:graphic-properties draw:stroke="none" svg:stroke-color="#000000" draw:fill="none" draw:fill-color="#ffffff" fo:min-height="0.789cm"/>
    </style:style>
    <style:style style:name="gr35" style:family="graphic" style:parent-style-name="standard">
      <style:graphic-properties svg:stroke-color="#000000" draw:marker-start="Arrow" draw:marker-start-width="0.3cm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83cm"/>
    </style:style>
    <style:style style:name="gr37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8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9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0" style:family="graphic" style:parent-style-name="standard">
      <style:graphic-properties draw:stroke="none" svg:stroke-color="#000000" draw:fill="none" draw:fill-color="#ffffff" fo:min-height="0.395cm"/>
    </style:style>
    <style:style style:name="gr4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3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6" style:family="graphic" style:parent-style-name="standard">
      <style:graphic-properties draw:stroke="none" svg:stroke-color="#000000" draw:fill="none" draw:fill-color="#ffffff" fo:min-height="0.25cm"/>
    </style:style>
    <style:style style:name="gr4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24pt" style:font-size-asian="18pt" style:font-size-complex="18pt"/>
    </style:style>
    <style:style style:name="P14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style:style style:name="T9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4.207cm" svg:height="11.316cm" svg:x="4.132cm" svg:y="60.5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4.207cm" svg:height="11.316cm" svg:x="18.08cm" svg:y="60.5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4.208cm" svg:height="11.316cm" svg:x="32.092cm" svg:y="60.5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4.207cm" svg:height="11.317cm" svg:x="4.132cm" svg:y="71.168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4.193cm" svg:height="11.314cm" svg:x="18.083cm" svg:y="71.174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4.192cm" svg:height="11.314cm" svg:x="32.096cm" svg:y="71.174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8.9cm" svg:height="0.763cm" svg:x="1.6cm" svg:y="15.8cm">
          <draw:text-box>
            <text:p text:style-name="P5"><text:span text:style-name="T2">Assume 3 UEs attached to a single eNB. </text:span></text:p>
          </draw:text-box>
        </draw:frame>
        <draw:line draw:style-name="gr9" draw:text-style-name="P2" draw:layer="layout" svg:x1="29.572cm" svg:y1="45.117cm" svg:x2="29.572cm" svg:y2="50.715cm">
          <text:p/>
        </draw:line>
        <draw:line draw:style-name="gr9" draw:text-style-name="P2" draw:layer="layout" svg:x1="33.034cm" svg:y1="43.055cm" svg:x2="33.034cm" svg:y2="48.579cm">
          <text:p/>
        </draw:line>
        <draw:line draw:style-name="gr9" draw:text-style-name="P2" draw:layer="layout" svg:x1="35.265cm" svg:y1="45.854cm" svg:x2="35.265cm" svg:y2="51.378cm">
          <text:p/>
        </draw:line>
        <draw:line draw:style-name="gr10" draw:text-style-name="P2" draw:layer="layout" svg:x1="29.056cm" svg:y1="45.117cm" svg:x2="29.866cm" svg:y2="45.117cm">
          <text:p/>
        </draw:line>
        <draw:line draw:style-name="gr10" draw:text-style-name="P2" draw:layer="layout" svg:x1="29.204cm" svg:y1="50.715cm" svg:x2="29.867cm" svg:y2="50.715cm">
          <text:p/>
        </draw:line>
        <draw:line draw:style-name="gr11" draw:text-style-name="P2" draw:layer="layout" svg:x1="48.147cm" svg:y1="45.107cm" svg:x2="48.147cm" svg:y2="50.706cm">
          <text:p/>
        </draw:line>
        <draw:line draw:style-name="gr10" draw:text-style-name="P2" draw:layer="layout" svg:x1="47.705cm" svg:y1="45.107cm" svg:x2="48.589cm" svg:y2="45.107cm">
          <text:p/>
        </draw:line>
        <draw:line draw:style-name="gr10" draw:text-style-name="P2" draw:layer="layout" svg:x1="47.853cm" svg:y1="50.707cm" svg:x2="48.516cm" svg:y2="50.707cm">
          <text:p/>
        </draw:line>
        <draw:frame draw:style-name="gr12" draw:text-style-name="P7" draw:layer="layout" svg:width="3.492cm" svg:height="1.072cm" svg:x="28cm" svg:y="44.38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778cm" svg:y="43.45cm">
          <draw:text-box>
            <text:p>Algorithm“s behaviour is almost unaffected by this single burst</text:p>
          </draw:text-box>
        </draw:frame>
        <draw:frame draw:style-name="gr14" draw:text-style-name="P3" draw:layer="layout" svg:width="16.85cm" svg:height="0.8cm" svg:x="22.627cm" svg:y="56.0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3.267cm" svg:y="55.9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16" draw:text-style-name="P9" draw:layer="layout" svg:width="10.4cm" svg:height="0.763cm" svg:x="13.4cm" svg:y="16.67cm">
          <draw:text-box>
            <text:p><text:span text:style-name="T2">1. Counting metric for every RB from each UE</text:span></text:p>
          </draw:text-box>
        </draw:frame>
        <draw:frame draw:style-name="gr16" draw:text-style-name="P9" draw:layer="layout" svg:width="11.277cm" svg:height="0.763cm" svg:x="29.423cm" svg:y="16.671cm">
          <draw:text-box>
            <text:p><text:span text:style-name="T2">2. Sorting UEs for each RB according to their metrics</text:span></text:p>
          </draw:text-box>
        </draw:frame>
        <draw:line draw:style-name="gr17" draw:text-style-name="P2" draw:layer="layout" svg:x1="41.871cm" svg:y1="18.04cm" svg:x2="43.304cm" svg:y2="19.115cm">
          <text:p/>
        </draw:line>
        <draw:frame draw:style-name="gr16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8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9" draw:text-style-name="P7" draw:layer="layout" svg:width="2cm" svg:height="0.962cm" svg:x="5.1cm" svg:y="16.838cm">
          <draw:text-box>
            <text:p>UE 1</text:p>
          </draw:text-box>
        </draw:frame>
        <draw:frame draw:style-name="gr19" draw:text-style-name="P7" draw:layer="layout" svg:width="2cm" svg:height="0.962cm" svg:x="5.1cm" svg:y="20.2cm">
          <draw:text-box>
            <text:p>UE 3</text:p>
          </draw:text-box>
        </draw:frame>
        <draw:frame draw:style-name="gr19" draw:text-style-name="P7" draw:layer="layout" svg:width="2cm" svg:height="0.962cm" svg:x="4.2cm" svg:y="18.338cm">
          <draw:text-box>
            <text:p>UE 2</text:p>
          </draw:text-box>
        </draw:frame>
        <draw:line draw:style-name="gr17" draw:text-style-name="P2" draw:layer="layout" svg:x1="34.466cm" svg:y1="74.457cm" svg:x2="36.67cm" svg:y2="73.967cm">
          <text:p/>
        </draw:line>
        <draw:line draw:style-name="gr17" draw:text-style-name="P2" draw:layer="layout" svg:x1="34.466cm" svg:y1="74.457cm" svg:x2="36.18cm" svg:y2="73.314cm">
          <text:p/>
        </draw:line>
        <draw:line draw:style-name="gr17" draw:text-style-name="P2" draw:layer="layout" svg:x1="36.751cm" svg:y1="77.64cm" svg:x2="38.628cm" svg:y2="76.824cm">
          <text:p/>
        </draw:line>
        <draw:line draw:style-name="gr17" draw:text-style-name="P2" draw:layer="layout" svg:x1="36.751cm" svg:y1="77.64cm" svg:x2="38.628cm" svg:y2="77.803cm">
          <text:p/>
        </draw:line>
        <draw:frame draw:style-name="gr20" draw:text-style-name="P7" draw:layer="layout" svg:width="4.244cm" svg:height="1.945cm" svg:x="33.895cm" svg:y="74.457cm">
          <draw:text-box>
            <text:p>Conservative wins</text:p>
            <text:p/>
          </draw:text-box>
        </draw:frame>
        <draw:frame draw:style-name="gr21" draw:text-style-name="P7" draw:layer="layout" svg:width="4.244cm" svg:height="1.365cm" svg:x="35.609cm" svg:y="77.907cm">
          <draw:text-box>
            <text:p>Statistic wins</text:p>
            <text:p/>
          </draw:text-box>
        </draw:frame>
        <draw:line draw:style-name="gr17" draw:text-style-name="P2" draw:layer="layout" svg:x1="14.226cm" svg:y1="77.313cm" svg:x2="12.594cm" svg:y2="78.129cm">
          <text:p/>
        </draw:line>
        <draw:frame draw:style-name="gr21" draw:text-style-name="P7" draw:layer="layout" svg:width="4.652cm" svg:height="1.365cm" svg:x="12.349cm" svg:y="76.193cm">
          <draw:text-box>
            <text:p>Conservative/W=5 fails</text:p>
          </draw:text-box>
        </draw:frame>
        <draw:line draw:style-name="gr22" draw:text-style-name="P2" draw:layer="layout" svg:x1="10.064cm" svg:y1="65.398cm" svg:x2="10.064cm" svg:y2="70.458cm">
          <text:p/>
        </draw:line>
        <draw:frame draw:style-name="gr23" draw:text-style-name="P10" draw:layer="layout" svg:width="4.244cm" svg:height="3.806cm" svg:x="10.309cm" svg:y="65.56cm">
          <draw:text-box>
            <text:p><text:span text:style-name="T5">All approaches satisfy </text:span><text:span text:style-name="T5">URLLC requirements</text:span></text:p>
          </draw:text-box>
        </draw:frame>
        <draw:frame draw:style-name="gr24" draw:text-style-name="P7" draw:layer="layout" svg:width="3.019cm" svg:height="1.946cm" svg:x="33.732cm" svg:y="68.744cm">
          <draw:text-box>
            <text:p>RB usage is almost the same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5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4.227cm" svg:y1="31.737cm" svg:x2="32.027cm" svg:y2="31.737cm">
          <text:p text:style-name="P3">W</text:p>
        </draw:line>
        <draw:frame draw:style-name="gr31" draw:text-style-name="P3" draw:layer="layout" svg:width="7.967cm" svg:height="4.574cm" svg:x="22.727cm" svg:y="25.4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7" draw:layer="layout" svg:width="1.9cm" svg:height="0.763cm" svg:x="31.3cm" svg:y="25.9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1.227cm" svg:y="27.937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33.089cm" svg:y="35.637cm">
          <text:p text:style-name="P3">12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26.127cm" svg:y1="40.537cm" svg:x2="33.927cm" svg:y2="40.537cm">
          <text:p text:style-name="P3">W</text:p>
        </draw:line>
        <draw:frame draw:style-name="gr31" draw:text-style-name="P3" draw:layer="layout" svg:width="8.5cm" svg:height="4.339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6" draw:text-style-name="P7" draw:layer="layout" svg:width="1.9cm" svg:height="0.763cm" svg:x="33.127cm" svg:y="34.737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33.127cm" svg:y="36.737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3.427cm" svg:y1="31.737cm" svg:x2="51.227cm" svg:y2="31.737cm">
          <text:p text:style-name="P3">W</text:p>
        </draw:line>
        <draw:frame draw:style-name="gr31" draw:text-style-name="P3" draw:layer="layout" svg:width="8.52cm" svg:height="4.472cm" svg:x="41.827cm" svg:y="25.4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7" draw:layer="layout" svg:width="1.9cm" svg:height="0.763cm" svg:x="50.427cm" svg:y="25.937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0.427cm" svg:y="27.937cm">
          <draw:text-box>
            <text:p><text:span text:style-name="T7">Using</text:span></text:p>
          </draw:text-box>
        </draw:frame>
        <draw:custom-shape draw:style-name="gr32" draw:text-style-name="P1" draw:layer="layout" svg:width="10.7cm" svg:height="6.9cm" svg:x="43.727cm" svg:y="34.63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1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45.327cm" svg:y1="40.537cm" svg:x2="53.127cm" svg:y2="40.537cm">
          <text:p text:style-name="P3">W</text:p>
        </draw:line>
        <draw:frame draw:style-name="gr16" draw:text-style-name="P7" draw:layer="layout" svg:width="1.9cm" svg:height="0.763cm" svg:x="52.327cm" svg:y="34.737cm">
          <draw:text-box>
            <text:p><text:span text:style-name="T3">Δ</text:span><text:span text:style-name="T6">CQI</text:span></text:p>
          </draw:text-box>
        </draw:frame>
        <draw:custom-shape draw:style-name="gr29" draw:text-style-name="P11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cm" svg:height="0.763cm" svg:x="52.327cm" svg:y="36.737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3" draw:text-style-name="P2" draw:layer="layout" svg:x1="4.953cm" svg:y1="26cm" svg:x2="4.953cm" svg:y2="35.1cm">
          <text:p/>
        </draw:line>
        <draw:frame draw:style-name="gr34" draw:text-style-name="P12" draw:layer="layout" svg:width="2.7cm" svg:height="1.039cm" svg:x="4.853cm" svg:y="26.2cm">
          <draw:text-box>
            <text:p><text:span text:style-name="T8">SINR measurement</text:span></text:p>
          </draw:text-box>
        </draw:frame>
        <draw:line draw:style-name="gr35" draw:text-style-name="P3" draw:layer="layout" svg:x1="5.753cm" svg:y1="33.6cm" svg:x2="5.753cm" svg:y2="32.6cm">
          <text:p/>
        </draw:line>
        <draw:frame draw:style-name="gr34" draw:text-style-name="P12" draw:layer="layout" svg:width="1.9cm" svg:height="1.039cm" svg:x="4.753cm" svg:y="31.5cm">
          <draw:text-box>
            <text:p><text:span text:style-name="T8">Last CQI </text:span><text:span text:style-name="T8">report</text:span></text:p>
          </draw:text-box>
        </draw:frame>
        <draw:line draw:style-name="gr35" draw:text-style-name="P3" draw:layer="layout" svg:x1="7.753cm" svg:y1="33.6cm" svg:x2="7.753cm" svg:y2="35.2cm">
          <text:p/>
        </draw:line>
        <draw:frame draw:style-name="gr36" draw:text-style-name="P12" draw:layer="layout" svg:width="1.9cm" svg:height="1.433cm" svg:x="7.953cm" svg:y="33.813cm">
          <draw:text-box>
            <text:p><text:span text:style-name="T8">eNB received packet</text:span></text:p>
          </draw:text-box>
        </draw:frame>
        <draw:g>
          <draw:line draw:style-name="gr37" draw:text-style-name="P2" draw:layer="layout" svg:x1="4.453cm" svg:y1="33.6cm" svg:x2="18.153cm" svg:y2="33.6cm">
            <text:p/>
          </draw:line>
          <draw:line draw:style-name="gr38" draw:text-style-name="P2" draw:layer="layout" svg:x1="5.753cm" svg:y1="33.4cm" svg:x2="5.753cm" svg:y2="33.8cm">
            <text:p/>
          </draw:line>
          <draw:line draw:style-name="gr39" draw:text-style-name="P2" draw:layer="layout" svg:x1="8.853cm" svg:y1="33.4cm" svg:x2="8.853cm" svg:y2="33.8cm">
            <text:p/>
          </draw:line>
          <draw:line draw:style-name="gr39" draw:text-style-name="P2" draw:layer="layout" svg:x1="7.353cm" svg:y1="33.4cm" svg:x2="7.353cm" svg:y2="33.8cm">
            <text:p/>
          </draw:line>
          <draw:line draw:style-name="gr39" draw:text-style-name="P2" draw:layer="layout" svg:x1="10.353cm" svg:y1="33.4cm" svg:x2="10.353cm" svg:y2="33.8cm">
            <text:p/>
          </draw:line>
          <draw:line draw:style-name="gr39" draw:text-style-name="P2" draw:layer="layout" svg:x1="11.853cm" svg:y1="33.4cm" svg:x2="11.853cm" svg:y2="33.8cm">
            <text:p/>
          </draw:line>
          <draw:line draw:style-name="gr39" draw:text-style-name="P2" draw:layer="layout" svg:x1="13.353cm" svg:y1="33.4cm" svg:x2="13.353cm" svg:y2="33.8cm">
            <text:p/>
          </draw:line>
          <draw:line draw:style-name="gr38" draw:text-style-name="P2" draw:layer="layout" svg:x1="14.853cm" svg:y1="33.4cm" svg:x2="14.853cm" svg:y2="33.8cm">
            <text:p/>
          </draw:line>
          <draw:line draw:style-name="gr39" draw:text-style-name="P2" draw:layer="layout" svg:x1="16.353cm" svg:y1="33.4cm" svg:x2="16.353cm" svg:y2="33.8cm">
            <text:p/>
          </draw:line>
        </draw:g>
        <draw:line draw:style-name="gr35" draw:text-style-name="P3" draw:layer="layout" svg:x1="8.853cm" svg:y1="33.6cm" svg:x2="8.853cm" svg:y2="32.6cm">
          <text:p/>
        </draw:line>
        <draw:frame draw:style-name="gr34" draw:text-style-name="P12" draw:layer="layout" svg:width="2.3cm" svg:height="1.039cm" svg:x="8.253cm" svg:y="31.5cm">
          <draw:text-box>
            <text:p><text:span text:style-name="T8">Scheduling began</text:span></text:p>
          </draw:text-box>
        </draw:frame>
        <draw:line draw:style-name="gr35" draw:text-style-name="P3" draw:layer="layout" svg:x1="11.853cm" svg:y1="33.601cm" svg:x2="11.853cm" svg:y2="35.201cm">
          <text:p/>
        </draw:line>
        <draw:frame draw:style-name="gr40" draw:text-style-name="P12" draw:layer="layout" svg:width="1cm" svg:height="0.645cm" svg:x="12.053cm" svg:y="33.814cm">
          <draw:text-box>
            <text:p><text:span text:style-name="T8">TX</text:span></text:p>
          </draw:text-box>
        </draw:frame>
        <draw:frame draw:style-name="gr16" draw:text-style-name="P7" draw:layer="layout" svg:width="1.4cm" svg:height="0.763cm" svg:x="5.253cm" svg:y="34.2cm">
          <draw:text-box>
            <text:p>CQI</text:p>
          </draw:text-box>
        </draw:frame>
        <draw:frame draw:style-name="gr16" draw:text-style-name="P7" draw:layer="layout" svg:width="1.4cm" svg:height="0.763cm" svg:x="14.253cm" svg:y="34.201cm">
          <draw:text-box>
            <text:p>CQI</text:p>
          </draw:text-box>
        </draw:frame>
        <draw:line draw:style-name="gr33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41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42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42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43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4" draw:text-style-name="P3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42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42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42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44" draw:text-style-name="P3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44" draw:text-style-name="P3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44" draw:text-style-name="P3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41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4" draw:text-style-name="P3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4" draw:text-style-name="P3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4" draw:text-style-name="P3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45" draw:text-style-name="P2" draw:layer="layout" svg:x1="42.327cm" svg:y1="27.137cm" svg:x2="49.727cm" svg:y2="27.137cm">
          <text:p/>
        </draw:line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31" draw:text-style-name="P3" draw:layer="layout" svg:width="8.52cm" svg:height="4.472cm" svg:x="43.807cm" svg:y="34.6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5" draw:text-style-name="P2" draw:layer="layout" svg:x1="44.327cm" svg:y1="36.337cm" svg:x2="51.727cm" svg:y2="36.337cm">
          <text:p/>
        </draw:line>
        <draw:frame draw:style-name="gr15" draw:text-style-name="P8" draw:layer="layout" svg:width="2.724cm" svg:height="0.725cm" svg:x="8.7cm" svg:y="18.475cm">
          <draw:text-box>
            <text:p><text:span text:style-name="T4">UE 2 metr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E 3 metric</text:span></text:p>
          </draw:text-box>
        </draw:frame>
        <draw:frame draw:style-name="gr46" draw:text-style-name="P14" draw:layer="layout" svg:width="8.2cm" svg:height="1.195cm" svg:x="25.8cm" svg:y="14.8cm">
          <draw:text-box>
            <text:p text:style-name="P13"><text:span text:style-name="T9">Resource Allocation</text:span></text:p>
          </draw:text-box>
        </draw:frame>
        <draw:frame draw:style-name="gr47" draw:text-style-name="P14" draw:layer="layout" svg:width="8.1cm" svg:height="1.4cm" svg:x="6.794cm" svg:y="22.447cm">
          <draw:text-box>
            <text:p text:style-name="P13"><text:span text:style-name="T9">Problem Statement</text:span></text:p>
          </draw:text-box>
        </draw:frame>
        <draw:frame draw:style-name="gr47" draw:text-style-name="P14" draw:layer="layout" svg:width="6.1cm" svg:height="1.4cm" svg:x="36.7cm" svg:y="22.447cm">
          <draw:text-box>
            <text:p text:style-name="P13"><text:span text:style-name="T9">CQI prediction</text:span></text:p>
          </draw:text-box>
        </draw:frame>
        <draw:frame draw:style-name="gr47" draw:text-style-name="P14" draw:layer="layout" svg:width="8.1cm" svg:height="1.4cm" svg:x="26.4cm" svg:y="58.8cm">
          <draw:text-box>
            <text:p text:style-name="P13"><text:span text:style-name="T9">Numerical Resul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6:50:14.773499313</dc:date>
    <meta:editing-duration>PT6H5M38S</meta:editing-duration>
    <meta:editing-cycles>39</meta:editing-cycles>
    <meta:document-statistic meta:object-count="193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68cm" svg:height="4.575cm" xlink:href="." xlink:type="simple" chart:class="chart:bar" chart:style-name="ch1">
        <chart:plot-area chart:style-name="ch2" chart:data-source-has-labels="both" svg:x="0.058cm" svg:y="0.375cm" svg:width="7.713cm" svg:height="3.928cm">
          <chartooo:coordinate-region svg:x="0.494cm" svg:y="0.574cm" svg:width="7.277cm" svg:height="3.53cm"/>
          <chart:axis chart:dimension="x" chart:name="primary-x" chart:style-name="ch3" chartooo:axis-type="auto">
            <chartooo:date-scale/>
            <chart:title svg:x="3.681cm" svg:y="4.013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2"/>
            <chart:data-point chart:style-name="ch8"/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2cm" svg:y="0.344cm" svg:width="8.198cm" svg:height="3.703cm">
          <chartooo:coordinate-region svg:x="0.528cm" svg:y="0.543cm" svg:width="7.762cm" svg:height="3.305cm"/>
          <chart:axis chart:dimension="x" chart:name="primary-x" chart:style-name="ch3" chartooo:axis-type="auto">
            <chartooo:date-scale/>
            <chart:title svg:x="3.959cm" svg:y="3.778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/>
            <chart:data-point chart:style-name="ch8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1cm" svg:y="0.602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473cm" xlink:href="." xlink:type="simple" chart:class="chart:bar" chart:style-name="ch1">
        <chart:title svg:x="4.643cm" svg:y="0.604cm" chart:style-name="ch2">
          <text:p>Thresh = 0.95</text:p>
        </chart:title>
        <chart:plot-area chart:style-name="ch3" chart:data-source-has-labels="both" svg:x="0.237cm" svg:y="0.559cm" svg:width="7.882cm" svg:height="3.742cm">
          <chartooo:coordinate-region svg:x="0.237cm" svg:y="0.559cm" svg:width="7.882cm" svg:height="3.095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